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a84a5" officeooo:paragraph-rsid="000a84a5" fo:background-color="#ffff6d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/>What is django?</text:p>
      <text:p text:style-name="P1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8:06:49.619479124</meta:creation-date>
    <dc:date>2024-11-15T18:09:16.958750709</dc:date>
    <meta:editing-duration>PT2M29S</meta:editing-duration>
    <meta:editing-cycles>1</meta:editing-cycles>
    <meta:document-statistic meta:table-count="0" meta:image-count="0" meta:object-count="0" meta:page-count="1" meta:paragraph-count="2" meta:word-count="4" meta:character-count="20" meta:non-whitespace-character-count="15"/>
    <meta:generator>LibreOffice/24.2.5.2$Linux_X86_64 LibreOffice_project/420$Build-2</meta:generator>
  </office:meta>
</office:document-meta>
</file>